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2.45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6.3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51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mantic" table:style-name="ta1" table:print-ranges="semantic.A1:semantic.D3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Parameter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itial sheet thickness.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hole 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Diameter of the hole to be cut to the blank sheet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ner diameter of the hole-flanged part to be manufactured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Theoretical flange height measured from the external flat surface.</text:p>
          </table:table-cell>
        </table:table-row>
        <table:table-row table:style-name="ro1">
          <table:table-cell office:value-type="string" calcext:value-type="string">
            <text:p>Forming Tool Mode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orming tool radius.</text:p>
          </table:table-cell>
        </table:table-row>
        <table:table-row table:style-name="ro1">
          <table:table-cell office:value-type="string" calcext:value-type="string">
            <text:p>Tool Path</text:p>
          </table:table-cell>
          <table:table-cell office:value-type="string" calcext:value-type="string">
            <text:p>toolpath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 can be APT, G-code, etc. It must contain the tool path coordinates, tool feed rate and step down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feed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/min. Feed rate of the forming tool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step dow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pan text:style-name="T1">Units: mm. Step down of the forming tool following an </text:span>helical tool path.</text:p>
          </table:table-cell>
        </table:table-row>
        <table:table-row table:style-name="ro1">
          <table:table-cell office:value-type="string" calcext:value-type="string">
            <text:p>NC Program</text:p>
          </table:table-cell>
          <table:table-cell office:value-type="string" calcext:value-type="string">
            <text:p>g-cod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pecimen</text:p>
          </table:table-cell>
          <table:table-cell office:value-type="string" calcext:value-type="string">
            <text:p>is prepare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is fracture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lange height of the produced part measured from the external flat surface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strain distribut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hole expansion rati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Initial to final diameter ratio, d0/df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Flange height to final diameter ratio, h/df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average 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Average thickness along the flange to initial thickness ratio, t/t0.</text:p>
          </table:table-cell>
        </table:table-row>
        <table:table-row table:style-name="ro1">
          <table:table-cell office:value-type="string" calcext:value-type="string">
            <text:p>Material Properties</text:p>
          </table:table-cell>
          <table:table-cell office:value-type="string" calcext:value-type="string">
            <text:p>fracture forming lim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ble with pairs of major and minor strain values</text:p>
          </table:table-cell>
        </table:table-row>
        <table:table-row table:style-name="ro1">
          <table:table-cell office:value-type="string" calcext:value-type="string">
            <text:p>Analysis Results</text:p>
          </table:table-cell>
          <table:table-cell table:number-columns-repeated="2"/>
          <table:table-cell office:value-type="string" calcext:value-type="string">
            <text:p>It groups LFR, FLD and Technological Parameters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global lf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all experimental tests.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lfr per too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experimental tests using the same forming tool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global fl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">Name of i</text:span>mage file. FLD includes FFL curve and strain distribution for all tests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per too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successful test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fractured test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flange height diagram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average thickness diagram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limit forming rati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average thicknes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bending ratio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6:04:39.287986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6:05:27.685375632</dc:date>
    <meta:editing-duration>PT1H31M15S</meta:editing-duration>
    <meta:editing-cycles>26</meta:editing-cycles>
    <meta:generator>LibreOffice/7.3.1.3$Linux_X86_64 LibreOffice_project/30$Build-3</meta:generator>
    <meta:document-statistic meta:table-count="1" meta:cell-count="109" meta:object-count="0"/>
  </office:meta>
</office:document-meta>
</file>